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標準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ahira hiroyuki</meta:initial-creator>
    <meta:creation-date>2021-09-05T17:22:10.72</meta:creation-date>
    <meta:editing-duration>PT1M37S</meta:editing-duration>
    <meta:editing-cycles>2</meta:editing-cycles>
    <dc:date>2021-09-05T17:23:40.33</dc:date>
    <dc:creator>takahira hiroyuki</dc:creator>
    <meta:document-statistic meta:object-count="23"/>
    <meta:generator>OpenOffice/4.1.10$Win32 OpenOffice.org_project/4110m2$Build-9807</meta:generator>
  </office:meta>
</office:document-meta>
</file>